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</office:font-face-decls>
  <office:automatic-styles>
    <style:style style:name="P1" style:family="paragraph" style:parent-style-name="Text_20_body">
      <style:text-properties officeooo:rsid="0014c804" officeooo:paragraph-rsid="0014c804"/>
    </style:style>
    <style:style style:name="P2" style:family="paragraph" style:parent-style-name="Text_20_body">
      <style:text-properties officeooo:rsid="0014c804" officeooo:paragraph-rsid="001609e8"/>
    </style:style>
    <style:style style:name="P3" style:family="paragraph" style:parent-style-name="Standard">
      <style:text-properties style:font-name="Arial" officeooo:rsid="0014c804" officeooo:paragraph-rsid="0014c804"/>
    </style:style>
    <style:style style:name="P4" style:family="paragraph" style:parent-style-name="Text_20_body">
      <style:text-properties style:font-name="Arial" officeooo:rsid="0014c804" officeooo:paragraph-rsid="0014c804"/>
    </style:style>
    <style:style style:name="P5" style:family="paragraph" style:parent-style-name="Text_20_body">
      <style:text-properties officeooo:paragraph-rsid="0014c804"/>
    </style:style>
    <style:style style:name="P6" style:family="paragraph" style:parent-style-name="Text_20_body">
      <style:text-properties style:font-name="Noto Mono" officeooo:rsid="0014c804" officeooo:paragraph-rsid="0014c804"/>
    </style:style>
    <style:style style:name="P7" style:family="paragraph" style:parent-style-name="Text_20_body">
      <style:text-properties style:font-name="Noto Mono" officeooo:rsid="0014c804" officeooo:paragraph-rsid="001609e8"/>
    </style:style>
    <style:style style:name="P8" style:family="paragraph" style:parent-style-name="Text_20_body">
      <style:text-properties style:font-name="Noto Mono" officeooo:rsid="001609e8" officeooo:paragraph-rsid="001609e8"/>
    </style:style>
    <style:style style:name="P9" style:family="paragraph" style:parent-style-name="Text_20_body">
      <style:text-properties style:font-name="Noto Mono" officeooo:rsid="00168ed6" officeooo:paragraph-rsid="00168ed6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Text_20_body">
      <style:text-properties officeooo:paragraph-rsid="0016c2c7"/>
    </style:style>
    <style:style style:name="P15" style:family="paragraph" style:parent-style-name="Text_20_body">
      <style:text-properties officeooo:paragraph-rsid="001609e8"/>
    </style:style>
    <style:style style:name="P16" style:family="paragraph" style:parent-style-name="Text_20_body">
      <style:text-properties officeooo:rsid="001609e8" officeooo:paragraph-rsid="001609e8"/>
    </style:style>
    <style:style style:name="P17" style:family="paragraph" style:parent-style-name="Standard" style:master-page-name="First_20_Page">
      <style:paragraph-properties style:page-number="auto"/>
      <style:text-properties style:font-name="Arial" officeooo:rsid="0014c804" officeooo:paragraph-rsid="0014c804"/>
    </style:style>
    <style:style style:name="P18" style:family="paragraph" style:parent-style-name="Heading_20_1">
      <style:paragraph-properties fo:break-before="page"/>
      <style:text-properties style:font-name="Arial"/>
    </style:style>
    <style:style style:name="P19" style:family="paragraph" style:parent-style-name="Heading_20_1">
      <style:text-properties officeooo:rsid="0014c804" officeooo:paragraph-rsid="0014c804"/>
    </style:style>
    <style:style style:name="P20" style:family="paragraph" style:parent-style-name="Heading_20_1">
      <style:text-properties officeooo:rsid="0014c804" officeooo:paragraph-rsid="001609e8"/>
    </style:style>
    <style:style style:name="P21" style:family="paragraph" style:parent-style-name="Heading_20_2">
      <style:text-properties officeooo:rsid="0014c804" officeooo:paragraph-rsid="0014c804"/>
    </style:style>
    <style:style style:name="P22" style:family="paragraph" style:parent-style-name="Heading_20_2">
      <style:text-properties officeooo:rsid="0014c804" officeooo:paragraph-rsid="001609e8"/>
    </style:style>
    <style:style style:name="P23" style:family="paragraph" style:parent-style-name="Heading_20_2">
      <style:text-properties officeooo:rsid="0016c2c7" officeooo:paragraph-rsid="0016c2c7"/>
    </style:style>
    <style:style style:name="P24" style:family="paragraph" style:parent-style-name="Heading_20_3">
      <style:text-properties officeooo:paragraph-rsid="0014c804"/>
    </style:style>
    <style:style style:name="P25" style:family="paragraph" style:parent-style-name="Heading_20_3">
      <style:text-properties officeooo:rsid="0014c804" officeooo:paragraph-rsid="0014c804"/>
    </style:style>
    <style:style style:name="P26" style:family="paragraph" style:parent-style-name="Heading_20_3">
      <style:text-properties officeooo:rsid="0014c804" officeooo:paragraph-rsid="001609e8"/>
    </style:style>
    <style:style style:name="P27" style:family="paragraph" style:parent-style-name="Heading_20_3">
      <style:text-properties officeooo:paragraph-rsid="001609e8"/>
    </style:style>
    <style:style style:name="P28" style:family="paragraph" style:parent-style-name="Text_20_body">
      <style:text-properties style:font-name="Noto Mono" officeooo:rsid="0014c804" officeooo:paragraph-rsid="0014c804"/>
    </style:style>
    <style:style style:name="P29" style:family="paragraph" style:parent-style-name="Text_20_body">
      <style:text-properties style:font-name="Noto Mono" officeooo:rsid="001889d8" officeooo:paragraph-rsid="001889d8"/>
    </style:style>
    <style:style style:name="T1" style:family="text">
      <style:text-properties officeooo:rsid="0014c804"/>
    </style:style>
    <style:style style:name="T2" style:family="text">
      <style:text-properties style:font-name="Arial"/>
    </style:style>
    <style:style style:name="T3" style:family="text">
      <style:text-properties style:font-name="Arial" officeooo:rsid="0014c804"/>
    </style:style>
    <style:style style:name="T4" style:family="text">
      <style:text-properties officeooo:rsid="001609e8"/>
    </style:style>
    <style:style style:name="T5" style:family="text">
      <style:text-properties officeooo:rsid="00168ed6"/>
    </style:style>
    <style:style style:name="T6" style:family="text">
      <style:text-properties officeooo:rsid="001889d8"/>
    </style:style>
    <style:style style:name="T7" style:family="text">
      <style:text-properties officeooo:rsid="001a300a"/>
    </style:style>
    <style:style style:name="T8" style:family="text">
      <style:text-properties officeooo:rsid="001af399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Computing 3: Semester 1 – 2023</text:p>
      <text:p text:style-name="P3">Lecturer Name: Áine Byrne</text:p>
      <text:p text:style-name="P3"/>
      <text:p text:style-name="P3">ASDA Assignment 3</text:p>
      <text:p text:style-name="P3">Date Due: 13/12/2023</text:p>
      <text:p text:style-name="P3"/>
      <text:p text:style-name="P3">Student Name: Gábor Major</text:p>
      <text:p text:style-name="P3">Student Number: C00271548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">Table of Contents</text:p>
          </text:index-title>
          <text:p text:style-name="P10"><text:a xlink:type="simple" xlink:href="#__RefHeading___Toc329_2152874304" text:style-name="Index_20_Link" text:visited-style-name="Index_20_Link">Introduction<text:tab/>3</text:a></text:p>
          <text:p text:style-name="P10"><text:a xlink:type="simple" xlink:href="#__RefHeading___Toc331_2152874304" text:style-name="Index_20_Link" text:visited-style-name="Index_20_Link">Heap Application<text:tab/>3</text:a></text:p>
          <text:p text:style-name="P11"><text:a xlink:type="simple" xlink:href="#__RefHeading___Toc335_2152874304" text:style-name="Index_20_Link" text:visited-style-name="Index_20_Link">Underlying Data Structures<text:tab/>3</text:a></text:p>
          <text:p text:style-name="P11"><text:a xlink:type="simple" xlink:href="#__RefHeading___Toc337_2152874304" text:style-name="Index_20_Link" text:visited-style-name="Index_20_Link">Operations<text:tab/>3</text:a></text:p>
          <text:p text:style-name="P12"><text:a xlink:type="simple" xlink:href="#__RefHeading___Toc339_2152874304" text:style-name="Index_20_Link" text:visited-style-name="Index_20_Link">Insert(x):<text:tab/>3</text:a></text:p>
          <text:p text:style-name="P12"><text:a xlink:type="simple" xlink:href="#__RefHeading___Toc341_2152874304" text:style-name="Index_20_Link" text:visited-style-name="Index_20_Link">FindParent(x):<text:tab/>3</text:a></text:p>
          <text:p text:style-name="P12"><text:a xlink:type="simple" xlink:href="#__RefHeading___Toc343_2152874304" text:style-name="Index_20_Link" text:visited-style-name="Index_20_Link">FindChild(x):<text:tab/>3</text:a></text:p>
          <text:p text:style-name="P12"><text:a xlink:type="simple" xlink:href="#__RefHeading___Toc345_2152874304" text:style-name="Index_20_Link" text:visited-style-name="Index_20_Link">DeleteSmall():<text:tab/>3</text:a></text:p>
          <text:p text:style-name="P11"><text:a xlink:type="simple" xlink:href="#__RefHeading___Toc347_2152874304" text:style-name="Index_20_Link" text:visited-style-name="Index_20_Link">Example<text:tab/>4</text:a></text:p>
          <text:p text:style-name="P10"><text:a xlink:type="simple" xlink:href="#__RefHeading___Toc331_2152874304%20Copy%201" text:style-name="Index_20_Link" text:visited-style-name="Index_20_Link">General Tree Application<text:tab/>4</text:a></text:p>
          <text:p text:style-name="P11"><text:a xlink:type="simple" xlink:href="#__RefHeading___Toc335_2152874304%20Copy%201" text:style-name="Index_20_Link" text:visited-style-name="Index_20_Link">Underlying Data Structures<text:tab/>4</text:a></text:p>
          <text:p text:style-name="P11"><text:a xlink:type="simple" xlink:href="#__RefHeading___Toc337_2152874304%20Copy%201" text:style-name="Index_20_Link" text:visited-style-name="Index_20_Link">Operations<text:tab/>4</text:a></text:p>
          <text:p text:style-name="P12"><text:a xlink:type="simple" xlink:href="#__RefHeading___Toc339_2152874304%20Copy%201" text:style-name="Index_20_Link" text:visited-style-name="Index_20_Link">FindParent(x):<text:tab/>4</text:a></text:p>
          <text:p text:style-name="P12"><text:a xlink:type="simple" xlink:href="#__RefHeading___Toc343_2152874304%20Copy%201" text:style-name="Index_20_Link" text:visited-style-name="Index_20_Link">FindChild(x):<text:tab/>4</text:a></text:p>
          <text:p text:style-name="P12"><text:a xlink:type="simple" xlink:href="#__RefHeading___Toc345_2152874304%20Copy%201" text:style-name="Index_20_Link" text:visited-style-name="Index_20_Link">FindSiblings(x):<text:tab/>4</text:a></text:p>
          <text:p text:style-name="P11"><text:a xlink:type="simple" xlink:href="#__RefHeading___Toc347_2152874304%20Copy%201" text:style-name="Index_20_Link" text:visited-style-name="Index_20_Link">Example<text:tab/>5</text:a></text:p>
          <text:p text:style-name="P10"><text:a xlink:type="simple" xlink:href="#__RefHeading___Toc369_2152874304" text:style-name="Index_20_Link" text:visited-style-name="Index_20_Link">Code Implementation<text:tab/>5</text:a></text:p>
          <text:p text:style-name="P11"><text:a xlink:type="simple" xlink:href="#__RefHeading___Toc371_2152874304" text:style-name="Index_20_Link" text:visited-style-name="Index_20_Link">Functions<text:tab/>5</text:a></text:p>
          <text:p text:style-name="P11"><text:a xlink:type="simple" xlink:href="#__RefHeading___Toc373_2152874304" text:style-name="Index_20_Link" text:visited-style-name="Index_20_Link">Test Data<text:tab/>5</text:a></text:p>
          <text:p text:style-name="P11"><text:a xlink:type="simple" xlink:href="#__RefHeading___Toc375_2152874304" text:style-name="Index_20_Link" text:visited-style-name="Index_20_Link">Full Code<text:tab/>5</text:a></text:p>
          <text:p text:style-name="P10"><text:a xlink:type="simple" xlink:href="#__RefHeading___Toc377_2152874304" text:style-name="Index_20_Link" text:visited-style-name="Index_20_Link">Conclusion<text:tab/>5</text:a></text:p>
        </text:index-body>
      </text:table-of-content>
      <text:p text:style-name="P3"/>
      <text:h text:style-name="P18" text:outline-level="1"><text:bookmark-start text:name="__RefHeading___Toc329_2152874304"/>Introduction<text:bookmark-end text:name="__RefHeading___Toc329_2152874304"/></text:h>
      <text:p text:style-name="P4">This report is for creating an implementation for a Heap Application and for a General Tree Application, and is split into the following 3 sections.</text:p>
      <text:p text:style-name="P4">The first section contains the implementation of the Heap Application, and the second section contains the implementation of the General Tree Application.<text:line-break/>Both of these have a description of the applications, a description of underlying data structures, a description of operations and pseudocode, and examples.</text:p>
      <text:p text:style-name="P4">The third section contains the code implementation for the Heap Application. It contains a list of functions used in the code, all test data used, and execution examples, and a full copy of the code.</text:p>
      <text:p text:style-name="P4">Finally there is a conclusion about the assignment.</text:p>
      <text:h text:style-name="P19" text:outline-level="1"><text:bookmark-start text:name="__RefHeading___Toc331_2152874304"/>Heap Application<text:bookmark-end text:name="__RefHeading___Toc331_2152874304"/></text:h>
      <text:p text:style-name="P5"><text:span text:style-name="T3"/></text:p>
      <text:h text:style-name="P21" text:outline-level="2"><text:bookmark-start text:name="__RefHeading___Toc335_2152874304"/>Underlying Data Structures<text:bookmark-end text:name="__RefHeading___Toc335_2152874304"/></text:h>
      <text:p text:style-name="P5"/>
      <text:h text:style-name="P21" text:outline-level="2"><text:bookmark-start text:name="__RefHeading___Toc337_2152874304"/>Operations<text:bookmark-end text:name="__RefHeading___Toc337_2152874304"/></text:h>
      <text:p text:style-name="P1">For all of the following operations it is assumed that the heap, and the index of the last node as variables are known in the functions. <text:span text:style-name="T6">The function upHeap </text:span><text:span text:style-name="T7">is</text:span><text:span text:style-name="T6"> also assumed to be known, </text:span><text:span text:style-name="T8">and the size of the array is assumed to be able to hold all of the data.</text:span></text:p>
      <text:h text:style-name="P24" text:outline-level="3"><text:bookmark-start text:name="__RefHeading___Toc339_2152874304"/>Insert(x):<text:bookmark-end text:name="__RefHeading___Toc339_2152874304"/></text:h>
      <text:p text:style-name="P5"><text:span text:style-name="T1">A</text:span>dds a number x <text:span text:style-name="T1">i</text:span>nto the <text:span text:style-name="T1">first free spot in the </text:span>heap, <text:span text:style-name="T6">and up heap value put in.</text:span></text:p>
      <text:p text:style-name="P6">last_index++;</text:p>
      <text:p text:style-name="P6">heap[last_index] = x;</text:p>
      <text:p text:style-name="P29">upHeap(last_index);</text:p>
      <text:h text:style-name="Heading_20_3" text:outline-level="3"><text:bookmark-start text:name="__RefHeading___Toc341_2152874304"/>FindParent(x):<text:bookmark-end text:name="__RefHeading___Toc341_2152874304"/></text:h>
      <text:p text:style-name="P1">Returns the parent of node stored at position x. The parent index is found by using floor division on the position x.</text:p>
      <text:p text:style-name="P6">return x // 2;</text:p>
      <text:h text:style-name="Heading_20_3" text:outline-level="3"><text:bookmark-start text:name="__RefHeading___Toc343_2152874304"/>FindChild(x):<text:bookmark-end text:name="__RefHeading___Toc343_2152874304"/></text:h>
      <text:p text:style-name="P1">Returns the children of node stored at position x.</text:p>
      <text:p text:style-name="P6">return [x * 2, (x * 2) + 1];</text:p>
      <text:h text:style-name="P25" text:outline-level="3"><text:bookmark-start text:name="__RefHeading___Toc345_2152874304"/><text:soft-page-break/>DeleteSmall():<text:bookmark-end text:name="__RefHeading___Toc345_2152874304"/></text:h>
      <text:p text:style-name="P1">Deletes the smallest value stored in the heap, setting its value to 0.</text:p>
      <text:p text:style-name="P6"/>
      <text:h text:style-name="P21" text:outline-level="2"><text:bookmark-start text:name="__RefHeading___Toc347_2152874304"/>Example<text:bookmark-end text:name="__RefHeading___Toc347_2152874304"/></text:h>
      <text:p text:style-name="P5"/>
      <text:h text:style-name="P20" text:outline-level="1"><text:bookmark-start text:name="__RefHeading___Toc331_2152874304 Copy 1"/><text:span text:style-name="T4">General Tree</text:span> Application<text:bookmark-end text:name="__RefHeading___Toc331_2152874304 Copy 1"/></text:h>
      <text:p text:style-name="P15"><text:span text:style-name="T3"/></text:p>
      <text:h text:style-name="P22" text:outline-level="2"><text:bookmark-start text:name="__RefHeading___Toc335_2152874304 Copy 1"/>Underlying Data Structures<text:bookmark-end text:name="__RefHeading___Toc335_2152874304 Copy 1"/></text:h>
      <text:p text:style-name="P15"/>
      <text:h text:style-name="P22" text:outline-level="2"><text:bookmark-start text:name="__RefHeading___Toc337_2152874304 Copy 1"/>Operations<text:bookmark-end text:name="__RefHeading___Toc337_2152874304 Copy 1"/></text:h>
      <text:p text:style-name="P2">For all of the following operations it is assumed that the <text:span text:style-name="T4">root pointer </text:span>as <text:span text:style-name="T4">a </text:span>variable <text:span text:style-name="T4">is</text:span> known in the functions.</text:p>
      <text:h text:style-name="P27" text:outline-level="3"><text:bookmark-start text:name="__RefHeading___Toc339_2152874304 Copy 1"/><text:span text:style-name="T4">FindParent</text:span>(x):<text:bookmark-end text:name="__RefHeading___Toc339_2152874304 Copy 1"/></text:h>
      <text:p text:style-name="P16">Returns the parent of node x.</text:p>
      <text:p text:style-name="P8">return x.parent;</text:p>
      <text:h text:style-name="P27" text:outline-level="3"><text:bookmark-start text:name="__RefHeading___Toc343_2152874304 Copy 1"/>FindChild(x):<text:bookmark-end text:name="__RefHeading___Toc343_2152874304 Copy 1"/></text:h>
      <text:p text:style-name="P2">Returns the children of node x. <text:span text:style-name="T5">The left child is first gotten then all of its right siblings.</text:span></text:p>
      <text:p text:style-name="P9">children_list = [];</text:p>
      <text:p text:style-name="P9">current = x.left_child;</text:p>
      <text:p text:style-name="P9">while (current != null):</text:p>
      <text:p text:style-name="P9"><text:tab/>children_list.append(current);</text:p>
      <text:p text:style-name="P9"><text:tab/>current = current.right_sibling;</text:p>
      <text:p text:style-name="P7">return <text:span text:style-name="T5">children_list</text:span>;</text:p>
      <text:h text:style-name="P26" text:outline-level="3"><text:bookmark-start text:name="__RefHeading___Toc345_2152874304 Copy 1"/><text:span text:style-name="T4">FindSiblings</text:span>(<text:span text:style-name="T4">x</text:span>):<text:bookmark-end text:name="__RefHeading___Toc345_2152874304 Copy 1"/></text:h>
      <text:p text:style-name="P2">Returns the <text:span text:style-name="T4">siblings</text:span> of node x. <text:span text:style-name="T5">It gets the parent’s children, then removes itself from the list.</text:span></text:p>
      <text:p text:style-name="P9">siblings_list = FindChild(x.parent);</text:p>
      <text:p text:style-name="P9">siblings_list.remove(x);</text:p>
      <text:p text:style-name="P9">return siblings_list;</text:p>
      <text:h text:style-name="P22" text:outline-level="2"><text:bookmark-start text:name="__RefHeading___Toc347_2152874304 Copy 1"/><text:soft-page-break/>Example<text:bookmark-end text:name="__RefHeading___Toc347_2152874304 Copy 1"/></text:h>
      <text:p text:style-name="P1"><text:span text:style-name="T2"/></text:p>
      <text:h text:style-name="Heading_20_1" text:outline-level="1"><text:bookmark-start text:name="__RefHeading___Toc369_2152874304"/>Code Implementation<text:bookmark-end text:name="__RefHeading___Toc369_2152874304"/></text:h>
      <text:p text:style-name="P14"/>
      <text:h text:style-name="P23" text:outline-level="2"><text:bookmark-start text:name="__RefHeading___Toc371_2152874304"/>Functions<text:bookmark-end text:name="__RefHeading___Toc371_2152874304"/></text:h>
      <text:p text:style-name="P14"/>
      <text:h text:style-name="P23" text:outline-level="2"><text:bookmark-start text:name="__RefHeading___Toc373_2152874304"/>Test Data<text:bookmark-end text:name="__RefHeading___Toc373_2152874304"/></text:h>
      <text:p text:style-name="P14"/>
      <text:h text:style-name="P23" text:outline-level="2"><text:bookmark-start text:name="__RefHeading___Toc375_2152874304"/>Full Code<text:bookmark-end text:name="__RefHeading___Toc375_2152874304"/></text:h>
      <text:p text:style-name="P14"/>
      <text:h text:style-name="Heading_20_1" text:outline-level="1"><text:bookmark-start text:name="__RefHeading___Toc377_2152874304"/>Conclusion<text:bookmark-end text:name="__RefHeading___Toc377_2152874304"/></text:h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style-name="Regular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15:31:14.659427763</meta:creation-date>
    <dc:date>2023-12-03T19:34:30.558643941</dc:date>
    <meta:editing-duration>PT2H42M19S</meta:editing-duration>
    <meta:editing-cycles>8</meta:editing-cycles>
    <meta:generator>LibreOffice/7.6.3.2$Linux_X86_64 LibreOffice_project/29d686fea9f6705b262d369fede658f824154cc0</meta:generator>
    <meta:document-statistic meta:table-count="0" meta:image-count="0" meta:object-count="0" meta:page-count="5" meta:paragraph-count="77" meta:word-count="439" meta:character-count="2735" meta:non-whitespace-character-count="2370"/>
  </office:meta>
</office:document-meta>
</file>